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D7E847DEA5CECE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12pt" officeooo:rsid="00154259" officeooo:paragraph-rsid="00154259" style:font-size-asian="12pt" style:font-size-complex="12pt"/>
    </style:style>
    <style:style style:name="P2" style:family="paragraph" style:parent-style-name="Text_20_body">
      <style:text-properties officeooo:paragraph-rsid="00154259"/>
    </style:style>
    <style:style style:name="T1" style:family="text">
      <style:text-properties style:font-name="Liberation Serif" fo:font-size="12pt" officeooo:rsid="00154259" style:font-size-asian="12pt" style:font-size-complex="12pt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ktivitas LMS Pengolahan Citra Digital</text:h>
      <text:p text:style-name="P2"><text:span text:style-name="T1"/></text:p>
      <text:p text:style-name="P2"><draw:frame draw:style-name="fr1" draw:name="Image1" text:anchor-type="char" svg:width="257mm" svg:height="144.48mm" draw:z-index="0"><draw:image xlink:href="Pictures/100000000000055600000300D7E847DEA5CECEF7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1T16:00:52.734144565</dc:date>
    <dc:creator>Mifta Nur Farid</dc:creator>
    <meta:editing-duration>PT3M4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5" meta:character-count="38" meta:non-whitespace-character-count="34"/>
  </office:meta>
</office:document-meta>
</file>